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6pt" style:font-size-asian="72pt" style:font-size-complex="72pt"/>
    </style:style>
    <style:style style:name="P2" style:family="paragraph" style:parent-style-name="Standard">
      <style:paragraph-properties fo:text-align="center" style:justify-single-word="false"/>
      <style:text-properties fo:font-size="33pt" style:font-size-asian="33pt" style:font-size-complex="33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size="18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8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KILL THEM ALL</text:p>
      <text:p text:style-name="P1"/>
      <text:p text:style-name="P2">David Dubois</text:p>
      <text:p text:style-name="P2"/>
      <text:p text:style-name="P2"/>
      <text:p text:style-name="P2"/>
      <text:p text:style-name="P2"/>
      <text:p text:style-name="P2"/>
      <text:p text:style-name="P2"/>
      <text:p text:style-name="P2"/>
      <text:p text:style-name="P3"/>
      <text:p text:style-name="P3"/>
      <text:p text:style-name="P3"/>
      <text:p text:style-name="P3"/>
      <text:p text:style-name="P7"><text:soft-page-break/></text:p>
      <text:p text:style-name="P7"/>
      <text:p text:style-name="P7">Contents:</text:p>
      <text:p text:style-name="P7"/>
      <text:p text:style-name="P8">Quick-start guide <text:tab/><text:tab/><text:tab/> <text:s/><text:tab/><text:tab/><text:tab/><text:tab/><text:tab/><text:tab/> <text:s text:c="13"/>1</text:p>
      <text:p text:style-name="P8">Controls<text:tab/><text:tab/><text:tab/><text:tab/><text:tab/><text:tab/><text:tab/><text:tab/><text:tab/><text:tab/><text:tab/><text:tab/> <text:s text:c="5"/>2</text:p>
      <text:p text:style-name="P8">Gameplay guide<text:tab/><text:tab/><text:tab/><text:tab/><text:tab/><text:tab/><text:tab/><text:tab/><text:tab/><text:tab/> <text:s text:c="5"/>3</text:p>
      <text:p text:style-name="P8">Technical Info<text:tab/><text:tab/><text:tab/><text:tab/><text:tab/><text:tab/><text:tab/><text:tab/><text:tab/><text:tab/><text:tab/> <text:s text:c="5"/>4</text:p>
      <text:p text:style-name="P8">Credits<text:tab/><text:tab/><text:tab/><text:tab/><text:tab/><text:tab/><text:tab/><text:tab/><text:tab/><text:tab/><text:tab/><text:tab/> <text:s text:c="5"/>5</text:p>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
      <text:p text:style-name="P4"/>
      <text:p text:style-name="P4">Page 1: Quick-start Guide</text:p>
      <text:p text:style-name="P4"/>
      <text:p text:style-name="P5"><text:tab/>KILL THEM ALL is a piece of x64 software. As such, it will not run on a 32-bit machine. KILL THEM ALL must be un-zipped before it can be played. After it is unzipped, you must have the Microsoft Visual C++ Runtime installed on your machine. This is installed with Microsoft Visual Studio, or can be downloaded from <text:a xlink:type="simple" xlink:href="http://www.microsoft.com/en-us/download/details.aspx?id=30679">http://www.microsoft.com/en-us/download/details.aspx?id=30679</text:a>. After you have verified that the runtime is present on your system, double-click on “JotunEngine.exe”. The game will then start. The data files take a while to load, so enjoy the calming black title screen. When all the necessary data files are loaded, a short intro sequence will appear so that you may become acquainted with the game's intriguing backstory. After that, the game will start.</text:p>
      <text:p text:style-name="P5"/>
      <text:p text:style-name="P4"><text:soft-page-break/>Page 2: Controls</text:p>
      <text:p text:style-name="P4"><text:span text:style-name="T1"><text:tab/>So, you started KILL THEM ALL, and I bet you want to know how to play it, don't you?</text:span></text:p>
      <text:p text:style-name="P4"><text:span text:style-name="T1"/></text:p>
      <text:p text:style-name="Standard"><text:span text:style-name="T3"><text:tab/>You have probably already noticed two gray cones on the screen. One is controlled by Player 1, the other by Player 0. Player 0 uses the </text:span><text:span text:style-name="T4">arrow keys</text:span><text:span text:style-name="T3"> to move her cone. She may also use the </text:span><text:span text:style-name="T2">m</text:span><text:span text:style-name="T1"> button to call down a </text:span><text:span text:style-name="T2">missile</text:span><text:span text:style-name="T1">. The missile will land wherever the cone was when the </text:span><text:span text:style-name="T2">m</text:span><text:span text:style-name="T1"> button was pressed. In a similar way, Player 1 may press the </text:span><text:span text:style-name="T2">e</text:span><text:span text:style-name="T1"> button to call down one of her missiles.</text:span></text:p>
      <text:p text:style-name="Standard"><text:span text:style-name="T1"/></text:p>
      <text:p text:style-name="Standard"><text:span text:style-name="T1"><text:tab/>As the game progresses and more enemies are killed, more missiles will become available. Some of these throw enemies into the air, or produce a powerful explosion. The next available missile may be selected by either player. Player 0 may use the </text:span><text:span text:style-name="T2">n</text:span><text:span text:style-name="T1"> key, while Player 1 is forced to use the </text:span><text:span text:style-name="T2">e</text:span><text:span text:style-name="T1"> key. Pressing either of those keys will cycle through the available missiles.</text:span></text:p>
      <text:p text:style-name="Standard"><text:span text:style-name="T1"/></text:p>
      <text:p text:style-name="Standard"><text:span text:style-name="T1"><text:tab/>There are no cheats or secret codes hidden in the game. You will not find them. Stop looking.</text:span></text:p>
      <text:p text:style-name="Standard"><text:span text:style-name="T1"/></text:p>
      <text:p text:style-name="P6">Page 3: Gameplay Guide</text:p>
      <text:p text:style-name="P6"><text:span text:style-name="T1"><text:tab/>When the game begins, the players are in control of a powerful missile battery, ready to rain death on their foes. Unfortunately, these foes are large in number. A successful playthrough will see the players taking turns aiming their respective missile silos. Very few enemies will escape, and those who do will feel incredibly relieved. By raining down hot fire, the players will easily defeat all who date to stand in their way!</text:span></text:p>
      <text:p text:style-name="P6"><text:span text:style-name="T1"/></text:p>
      <text:p text:style-name="P6">Page 4: Technical Details</text:p>
      <text:p text:style-name="P6"><text:span text:style-name="T1"><text:tab/>KILL THEM ALL relies primarily on the Jotun Engine to drive its immersive, open-world gameplay. The Jotun Engine, developed by David Dubois in 2013, is a powerful game engine combining state-of-the-art outdated OpenGL calls and an under appreciated mesh importer. The importer is mostly a wrapper for the Open Asset Importing Library, commonly known as assimp. Images for KILL THEM ALL are loaded into RAM by a library named stb_image, a collection of functions written in a single classless source file. As Microsoft refuses to officially support anything above OpenGL 1.1 (extremely old), the OpenGL Extension Wrangler, or GLEW, was used to ensure that the developer could use at least semi-modern OpenGL functions; Of course, numerous OpenGL and Windows API calls are made throughout the program for the purposes of drawing to the screen and playing audio.</text:span></text:p>
      <text:p text:style-name="P6"><text:span text:style-name="T1"><text:tab/>The Jotun Engine is built around a simple idea: if it's already in RAM, don't put it there again. Each asset is loaded exactly once (Except for sound. That was thrown in there in the last few hours.). Pointers and search functions are used to ensure that a given asset can be drawn where it needs to be. All in all, the Jotun Engine provides a robust rendering platform, as long as you don't want lighting or shadows or any of those other boring realtime effects.</text:span></text:p>
      <text:p text:style-name="P6"><text:span text:style-name="T1"/></text:p>
      <text:p text:style-name="P6">Page 5: Credits</text:p>
      <text:p text:style-name="P6"><text:span text:style-name="T1"><text:tab/>This game, and all the assets in it, were created by David Dubois. Nicholas Cage's face was used without permission. The human audio sounds came from Darius's mouth, while the sound for the explosions came from my cat. The design work was done primarily by David Dubois, with creative direction given by Duncan Keller and implementations ripped from the internet. Moral support was provided by Oliver, Chase, Jello, Kyle, Darius, and Har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09:11:54.43</meta:creation-date>
    <dc:date>2013-09-15T09:54:21.71</dc:date>
    <meta:editing-duration>PT42M32S</meta:editing-duration>
    <meta:editing-cycles>27</meta:editing-cycles>
    <meta:generator>OpenOffice.org/3.4.1$Win32 OpenOffice.org_project/341m1$Build-9593</meta:generator>
    <meta:document-statistic meta:table-count="0" meta:image-count="0" meta:object-count="0" meta:page-count="3" meta:paragraph-count="22" meta:word-count="708" meta:character-count="4191"/>
  </office:meta>
</office:document-meta>
</file>